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ist_20_1"/>
    <style:style style:name="P4" style:family="paragraph" style:parent-style-name="Text_20_body" style:list-style-name="List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Five</text:p>
      <text:h text:style-name="Compound_20_Title_20_2" text:outline-level="1"><text:toc-mark text:string-value="Chapter Five: Numerology" text:outline-level="1"/>Numerology</text:h>
      <text:section text:style-name="Sect1" text:name="Section1">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678722130" text:style-name="List_20_1">
          <text:list-item>
            <text:p text:style-name="P3">Determine his Numerology point total for the effect.</text:p>
          </text:list-item>
          <text:list-item>
            <text:p text:style-name="P3">Choose a duration, range and scope, and a specific target fitting that scope.</text:p>
          </text:list-item>
          <text:list-item>
            <text:p text:style-name="P3">Choose one or more values to be affected.</text:p>
          </text:list-item>
          <text:list-item>
            <text:p text:style-name="P3">Select a mechanism of balance for the effect.</text:p>
          </text:list-item>
          <text:list-item>
            <text:p text:style-name="P3">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 <text:s/>Add in Temporary Willpower to the point calculation somehow? <text:s/>Make it a roll?]</text:p>
        <text:p text:style-name="TODO">[Could limit the number of active effects, with balance not paid off yet?]</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Numerology<text:line-break/>Points</text:p>
            </table:table-cell>
            <table:table-cell table:style-name="Table4.A1" office:value-type="string">
              <text:p text:style-name="P1">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ext:soft-page-break/>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Numerology<text:line-break/>Points</text:p>
            </table:table-cell>
            <table:table-cell table:style-name="Table6.A1" office:value-type="string">
              <text:p text:style-name="P1">Range</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1476028385" text:continue-numbering="true" text:style-name="List_20_1">
          <text:list-item>
            <text:p text:style-name="P3">damage value</text:p>
          </text:list-item>
          <text:list-item>
            <text:p text:style-name="P3">damage type (B/L/A)</text:p>
          </text:list-item>
          <text:list-item>
            <text:p text:style-name="P3">damage interval (action, minute, day, hour)</text:p>
          </text:list-item>
          <text:list-item>
            <text:p text:style-name="P3">toxicity value</text:p>
          </text:list-item>
          <text:list-item>
            <text:p text:style-name="P3">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1811966994" text:continue-numbering="true" text:style-name="List_20_1">
          <text:list-item>
            <text:p text:style-name="P3">relevant distances: a distance of 0 can be raised to 10 yards, or a distance of 10 yards or less reduced to 0; other distances can be multiplied or divided by 10</text:p>
          </text:list-item>
          <text:list-item>
            <text:p text:style-name="P3">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text:soft-page-break/>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1">does</text:span><text:span text:style-name="T2">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50176847" text:continue-numbering="true" text:style-name="List_20_1">
          <text:list-item>
            <text:p text:style-name="P3">Join Battle/Debate <text:span text:style-name="T1">and</text:span><text:span text:style-name="T2"> DV/MDV for unexpected attacks (both modified together)</text:span></text:p>
          </text:list-item>
          <text:list-item>
            <text:p text:style-name="P3">Dodge or Parry DV</text:p>
          </text:list-item>
          <text:list-item>
            <text:p text:style-name="P3">Dodge or Parry MDV</text:p>
          </text:list-item>
          <text:list-item>
            <text:p text:style-name="P3">Knockdown Threshold <text:span text:style-name="T1">and</text:span><text:span text:style-name="T2"> Pool (both modified together)</text:span></text:p>
          </text:list-item>
          <text:list-item>
            <text:p text:style-name="P3"><text:span text:style-name="T2">Stunning Threshold </text:span><text:span text:style-name="T1">and</text:span><text:span text:style-name="T2"> Pool (both modified together)</text:span></text:p>
          </text:list-item>
          <text:list-item>
            <text:p text:style-name="P4">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4">Number of -4 Health levels – if reduced to no -4 Health levels, further reductions take away Incapacitated levels, then Dying levels</text:p>
          </text:list-item>
        </text:list>
        <text:p text:style-name="P2">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2">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down</text:span><text:span text:style-name="T2">.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if</text:span><text:span text:style-name="T2"> it is a bureaucracy of some description.</text:span></text:p>
        <text:p text:style-name="Text_20_body">Another aspect of their rigid nature makes them skilled in changing the properties of inanimate <text:soft-page-break/>objects (including all kinds of automata). <text:s/>For simple objects, they can adjust the following.</text:p>
        <text:list xml:id="list1295184701" text:continue-numbering="true" text:style-name="List_20_1">
          <text:list-item>
            <text:p text:style-name="P3">Damaged/Destroyed health levels, to half or double their original rating, together</text:p>
          </text:list-item>
          <text:list-item>
            <text:p text:style-name="P3">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061530511" text:continue-numbering="true" text:style-name="List_20_1">
          <text:list-item>
            <text:p text:style-name="P3">Vehicle speed (halve or double)</text:p>
          </text:list-item>
          <text:list-item>
            <text:p text:style-name="P3">Endurance (either halving or doubling the Essence commitment, where provided by the pilot; or else halving or doubling the time until maintenance checks are required <text:span text:style-name="T1">or</text:span><text:span text:style-name="T2"> the time between checks thereafter)</text:span></text:p>
          </text:list-item>
          <text:list-item>
            <text:p text:style-name="P3">Maneuverability</text:p>
          </text:list-item>
          <text:list-item>
            <text:p text:style-name="P3">Crew</text:p>
          </text:list-item>
          <text:list-item>
            <text:p text:style-name="P3">Cargo (halve or double)</text:p>
          </text:list-item>
          <text:list-item>
            <text:p text:style-name="P3">Armor</text:p>
          </text:list-item>
          <text:list-item>
            <text:p text:style-name="P3">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1783149544" text:continue-numbering="true" text:style-name="List_20_1">
          <text:list-item>
            <text:p text:style-name="P3">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3">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3">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3">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per modified value</text:span><text:span text:style-name="T2">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1046599019" text:continue-numbering="true" text:style-name="List_20_1">
          <text:list-item>
            <text:p text:style-name="P3">which, if any, of the adjustments would be meaningless (e.g., trying to increase an Ability which is already at 5);</text:p>
          </text:list-item>
          <text:list-item>
            <text:p text:style-name="P3">whether the character is one point away from Limit Break or similar effects;</text:p>
          </text:list-item>
          <text:list-item>
            <text:p text:style-name="P3">the amount by which the target’s Essence exceeds the character’s – i.e., the extra cost required in effect points or Willpower;</text:p>
          </text:list-item>
          <text:list-item>
            <text:p text:style-name="P3">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text:soft-page-break/>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Balance effects have played out), though effects from different characters may stack.</text:p>
        <text:p text:style-name="Text_20_body">While a character may be able to stunt a Numerology action, he cannot regain Willpower from doing so, only Essenc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Five: Numerology</dc:title>
    <dc:date>2011-09-04T13:12:48</dc:date>
    <meta:editing-duration>PT39M13S</meta:editing-duration>
    <meta:editing-cycles>12</meta:editing-cycles>
    <meta:generator>OpenOffice.org/3.3$Unix OpenOffice.org_project/330m20$Build-9567</meta:generator>
    <meta:document-statistic meta:table-count="2" meta:image-count="1" meta:object-count="0" meta:page-count="5" meta:paragraph-count="132" meta:word-count="3271" meta:character-count="19114"/>
    <dc:creator>Hugh Greene</dc:creator>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